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46088" officeooo:paragraph-rsid="0004608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rsid="00046088" officeooo:paragraph-rsid="00046088"/>
    </style:style>
    <style:style style:name="P5" style:family="paragraph" style:parent-style-name="Standard">
      <style:paragraph-properties fo:text-align="center" style:justify-single-word="false" style:writing-mode="lr-tb"/>
      <style:text-properties officeooo:paragraph-rsid="00046088"/>
    </style:style>
    <style:style style:name="P6" style:family="paragraph" style:parent-style-name="Standard">
      <style:paragraph-properties fo:text-align="start" style:justify-single-word="false" style:writing-mode="lr-tb"/>
      <style:text-properties fo:font-weight="bold" officeooo:paragraph-rsid="00046088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paragraph-rsid="00046088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text-properties fo:font-weight="bold" officeooo:paragraph-rsid="00046088" style:font-weight-asian="bold" style:font-weight-complex="bold"/>
    </style:style>
    <style:style style:name="P10" style:family="paragraph" style:parent-style-name="Standard">
      <style:paragraph-properties fo:text-align="start" style:justify-single-word="false" style:writing-mode="lr-tb"/>
      <style:text-properties officeooo:paragraph-rsid="00046088"/>
    </style:style>
    <style:style style:name="P11" style:family="paragraph" style:parent-style-name="Standard" style:list-style-name="L5">
      <style:paragraph-properties fo:text-align="start" style:justify-single-word="false"/>
    </style:style>
    <style:style style:name="P12" style:family="paragraph" style:parent-style-name="Standard" style:list-style-name="L6">
      <style:paragraph-properties fo:text-align="start" style:justify-single-word="false"/>
    </style:style>
    <style:style style:name="P13" style:family="paragraph" style:parent-style-name="Standard" style:list-style-name="L7">
      <style:paragraph-properties fo:text-align="start" style:justify-single-word="false"/>
    </style:style>
    <style:style style:name="P14" style:family="paragraph" style:parent-style-name="Standard" style:list-style-name="L8">
      <style:paragraph-properties fo:text-align="start" style:justify-single-word="false"/>
    </style:style>
    <style:style style:name="P15" style:family="paragraph" style:parent-style-name="Standard" style:list-style-name="L9">
      <style:paragraph-properties fo:text-align="start" style:justify-single-word="false"/>
    </style:style>
    <style:style style:name="P16" style:family="paragraph" style:parent-style-name="Standard" style:list-style-name="L10">
      <style:paragraph-properties fo:text-align="start" style:justify-single-word="false"/>
    </style:style>
    <style:style style:name="P17" style:family="paragraph" style:parent-style-name="Standard" style:list-style-name="L11">
      <style:paragraph-properties fo:text-align="start" style:justify-single-word="false"/>
    </style:style>
    <style:style style:name="P18" style:family="paragraph" style:parent-style-name="Standard" style:list-style-name="L12">
      <style:paragraph-properties fo:text-align="start" style:justify-single-word="false"/>
    </style:style>
    <style:style style:name="P19" style:family="paragraph" style:parent-style-name="Standard" style:list-style-name="L13">
      <style:paragraph-properties fo:text-align="start" style:justify-single-word="false"/>
      <style:text-properties officeooo:paragraph-rsid="00046088"/>
    </style:style>
    <style:style style:name="P20" style:family="paragraph" style:parent-style-name="Standard" style:list-style-name="L13">
      <style:paragraph-properties fo:text-align="start" style:justify-single-word="false"/>
    </style:style>
    <style:style style:name="P21" style:family="paragraph" style:parent-style-name="Standard">
      <style:paragraph-properties fo:text-align="start" style:justify-single-word="false" style:writing-mode="lr-tb"/>
      <style:text-properties fo:font-weight="normal" officeooo:paragraph-rsid="00046088" style:font-weight-asian="normal" style:font-weight-complex="normal"/>
    </style:style>
    <style:style style:name="P22" style:family="paragraph" style:parent-style-name="Standard" style:list-style-name="L1"/>
    <style:style style:name="P23" style:family="paragraph" style:parent-style-name="Standard" style:list-style-name="L2">
      <style:text-properties officeooo:paragraph-rsid="00046088"/>
    </style:style>
    <style:style style:name="P24" style:family="paragraph" style:parent-style-name="Standard" style:list-style-name="L3"/>
    <style:style style:name="P25" style:family="paragraph" style:parent-style-name="Standard" style:list-style-name="L4"/>
    <style:style style:name="P26" style:family="paragraph" style:parent-style-name="Standard" style:list-style-name="L4">
      <style:text-properties officeooo:paragraph-rsid="0004608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5pt" fo:font-weight="bold" officeooo:rsid="00046088" style:font-size-asian="15pt" style:font-weight-asian="bold" style:font-size-complex="15pt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 loext:marker-style-name="T3"><text:span text:style-name="T3">Resume ET</text:span><text:span text:style-name="T4">9</text:span><text:span text:style-name="T3">. Strategy for Productivity and Time Management</text:span></text:p>
      <text:p text:style-name="P6" loext:marker-style-name="T1"/>
      <text:p text:style-name="P10" loext:marker-style-name="T2"><text:span text:style-name="T2">Pemateri : Fadia Dewanda, S.T., M.M.</text:span></text:p>
      <text:p text:style-name="P21" loext:marker-style-name="T2"/>
      <text:p text:style-name="P10" loext:marker-style-name="T2"><text:span text:style-name="T2">Nama: Muhammad Brillian Mujahid Kamal</text:span></text:p>
      <text:p text:style-name="P10" loext:marker-style-name="T2"><text:span text:style-name="T2">ID Kegiatan : 9398003 <text:s text:c="89"/></text:span></text:p>
      <text:p text:style-name="Standard"><text:span text:style-name="T1"/></text:p>
      <text:p text:style-name="Standard"><text:span text:style-name="T1">Produktivitas</text:span> <text:s text:c="14"/></text:p>
      <text:p text:style-name="Standard">Produktif adalah membuat pilihan-pilihan yang cerdas terhadap fokus, waktu, dan energi secara kontinu untuk memaksimalkan potensi dan mencapai hasil yang bermanfaat. <text:s text:c="37"/></text:p>
      <text:p text:style-name="Standard">-Mohammad Faris, The Productive Muslim-</text:p>
      <text:p text:style-name="Standard"/>
      <text:p text:style-name="Standard">Fokus x Energi x Waktu (untuk mencapai tujuan)</text:p>
      <text:list text:style-name="L1">
        <text:list-item>
          <text:p text:style-name="P22">Fokus : Hilangkan distraksi. Hindari multitasking. Antisipasi tantangan yang mungkin muncul</text:p>
        </text:list-item>
      </text:list>
      <text:list text:style-name="L2">
        <text:list-item>
          <text:p text:style-name="P23">Energi : Identifikasi kapan energi tertinggi. Nutrisi-Tidur-Olahraga</text:p>
        </text:list-item>
      </text:list>
      <text:list text:style-name="L3">
        <text:list-item>
          <text:p text:style-name="P24">Waktu : Alokasikan waktu sesuai prioritas "5 AM club"</text:p>
        </text:list-item>
      </text:list>
      <text:p text:style-name="Standard"/>
      <text:p text:style-name="P2">Motivasi</text:p>
      <text:p text:style-name="P1">Start with Why <text:s text:c="9"/></text:p>
      <text:p text:style-name="P1">"Motivasi menjadi lebih mudah ketika kita memandang pilihan-pilihan kita sebagai penegasan nilai-nilai dan tujuan kita yang lebih dalam."</text:p>
      <text:p text:style-name="P1">-Charles Duhigg-</text:p>
      <text:p text:style-name="P1">Buat pilihan, bangkitkan motivasi dengan perasaan memegang kendali.</text:p>
      <text:p text:style-name="P1">Jelaskan pada dirimu mengapa tugas itu penting</text:p>
      <text:p text:style-name="P1"/>
      <text:p text:style-name="P2">Objective</text:p>
      <text:list text:style-name="L4">
        <text:list-item>
          <text:p text:style-name="P25">Pernyataan kualitatif</text:p>
        </text:list-item>
        <text:list-item>
          <text:p text:style-name="P26">Deskripsi tujuan secara singkat, menarik, menantang, mudah diingat, memberikan arahan dan memotivasi.</text:p>
          <text:p text:style-name="P26"/>
        </text:list-item>
      </text:list>
      <text:p text:style-name="P9">Key Results</text:p>
      <text:list text:style-name="L5">
        <text:list-item>
          <text:p text:style-name="P11">Kuantitatif, terukur</text:p>
        </text:list-item>
        <text:list-item>
          <text:p text:style-name="P11">Setiap Objective dapat diuraikan dalam 3-5 Key Results</text:p>
        </text:list-item>
        <text:list-item>
          <text:p text:style-name="P11">Berupa action plan untuk mencapai tujuan</text:p>
        </text:list-item>
      </text:list>
      <text:p text:style-name="P1"/>
      <text:p text:style-name="P1"><text:span text:style-name="T1">Process &amp; Progress OKR</text:span> <text:s text:c="10"/></text:p>
      <text:list text:style-name="L6">
        <text:list-item>
          <text:p text:style-name="P12">START</text:p>
        </text:list-item>
      </text:list>
      <text:p text:style-name="P1"><text:tab/>Rencanakan dan susun OKR per quarter <text:s/></text:p>
      <text:list text:style-name="L7">
        <text:list-item>
          <text:p text:style-name="P13">WEEKLY</text:p>
        </text:list-item>
      </text:list>
      <text:p text:style-name="P1"><text:tab/>Track progress</text:p>
      <text:list text:style-name="L8">
        <text:list-item>
          <text:p text:style-name="P14">MONTHLY</text:p>
        </text:list-item>
      </text:list>
      <text:p text:style-name="P1"><text:tab/>Review <text:s text:c="2"/></text:p>
      <text:list text:style-name="L9">
        <text:list-item>
          <text:p text:style-name="P15">END OF QUARTER</text:p>
        </text:list-item>
      </text:list>
      <text:p text:style-name="P1"><text:tab/>Evaluasi kinerja, analisis langkah perbaikan dan pembelajaran</text:p>
      <text:p text:style-name="P1"/>
      <text:p text:style-name="P1"><text:span text:style-name="T1">GPS</text:span> <text:s text:c="3"/></text:p>
      <text:p text:style-name="P1">adaptasi dari Eissenhower Matrix oleh Rosa Sandjaya <text:s text:c="2"/></text:p>
      <text:list text:style-name="L10">
        <text:list-item>
          <text:p text:style-name="P16">Genting</text:p>
        </text:list-item>
      </text:list>
      <text:p text:style-name="P1"><text:tab/>Ada deadline, ada konsekuensi jika tidak dilakukan, butuh skill khusus</text:p>
      <text:list text:style-name="L11">
        <text:list-item>
          <text:p text:style-name="P17">Penting</text:p>
        </text:list-item>
      </text:list>
      <text:p text:style-name="P1"><text:soft-page-break/><text:tab/>Perlu untuk mencapai tujuan, ada konsekuensinya kalau tidak dilakukan, tetapi masih dapat <text:tab/>dijadwalkan lagi, butuh skill khusus juga.</text:p>
      <text:list text:style-name="L12">
        <text:list-item>
          <text:p text:style-name="P18">Selingan</text:p>
        </text:list-item>
      </text:list>
      <text:p text:style-name="P1"><text:tab/>Tidak berdampak langsung pada tujuan masa depan,</text:p>
      <text:p text:style-name="P1"/>
      <text:p text:style-name="P1"/>
      <text:p text:style-name="P1"/>
      <text:p text:style-name="P1"/>
      <text:p text:style-name="P2">Pareto Principle 80/20</text:p>
      <text:p text:style-name="P1">Identifikasi faktor terbesar yang akan berpengaruh pada tujuan. Porsi terbesar itu akan menjadi leverage. Jangan fokus pada hal trivial.</text:p>
      <text:p text:style-name="P4">Tingkatkan efisiensi, cari cara yang lebih baik.</text:p>
      <text:p text:style-name="P4"/>
      <text:p text:style-name="P3">Take a break</text:p>
      <text:p text:style-name="P4">Istirahat sejenak setelah bekerja</text:p>
      <text:p text:style-name="P4">Istirahat 10 menit setelah 60 menit bekerja untuk mengembalikan fokus. Jangan scrolling HP. Gerak tubuh misalnya dengan berjalan, jumping jack, squat, atau stretching dapat menghasilkan Brain-Derived Neurotrophic Factor (BDNF).</text:p>
      <text:p text:style-name="P1"><text:s text:c="136"/></text:p>
      <text:p text:style-name="P7">Miskonsepsi tentang Produktivitas</text:p>
      <text:list text:style-name="L13">
        <text:list-item>
          <text:p text:style-name="P19">Produktif tidak sama dengan sibuk</text:p>
        </text:list-item>
        <text:list-item>
          <text:p text:style-name="P19">Produktif bukan satu event</text:p>
        </text:list-item>
        <text:list-item>
          <text:p text:style-name="P19">Produktif tidak berarti membosankan</text:p>
        </text:list-item>
        <text:list-item>
          <text:p text:style-name="P19">Wajar jika ada kalanya tidak produktif <text:s text:c="24"/></text:p>
          <text:p text:style-name="P20"/>
        </text:list-item>
      </text:list>
      <text:p text:style-name="P1"><text:s text:c="51"/></text:p>
      <text:p text:style-name="P1"><text:s text:c="2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09:09:28.816039469</meta:creation-date>
    <dc:date>2024-11-07T10:18:29.013169520</dc:date>
    <meta:editing-duration>PT1H9M3S</meta:editing-duration>
    <meta:editing-cycles>2</meta:editing-cycles>
    <meta:generator>LibreOffice/7.6.7.2$Linux_X86_64 LibreOffice_project/60$Build-2</meta:generator>
    <meta:document-statistic meta:table-count="0" meta:image-count="0" meta:object-count="0" meta:page-count="2" meta:paragraph-count="57" meta:word-count="337" meta:character-count="2750" meta:non-whitespace-character-count="2067"/>
  </office:meta>
</office:document-meta>
</file>